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pythonpath/textwidth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mmon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listener.py" manifest:media-type="application/binary"/>
  <manifest:file-entry manifest:full-path="Scripts/python/stamp.py" manifest:media-type="application/binary"/>
  <manifest:file-entry manifest:full-path="Scripts/python/index.py" manifest:media-type="application/binary"/>
  <manifest:file-entry manifest:full-path="Scripts/python/settings.py" manifest:media-type="application/binary"/>
  <manifest:file-entry manifest:full-path="Scripts/python/settings.ini" manifest:media-type=""/>
  <manifest:file-entry manifest:full-path="Scripts/python/" manifest:media-type="application/binary"/>
  <manifest:file-entry manifest:full-path="Scripts/" manifest:media-type="application/binary"/>
  <manifest:file-entry manifest:full-path="Pictures/1000353C000052220000741E50F383452A69B711.svg" manifest:media-type="image/svg+xml"/>
  <manifest:file-entry manifest:full-path="Pictures/10002B5A000052220000741E56562D4D2F83E937.svg" manifest:media-type="image/svg+xml"/>
  <manifest:file-entry manifest:full-path="Pictures/10003111000052220000741E1EAD7DF78A081CEB.svg" manifest:media-type="image/svg+xml"/>
  <manifest:file-entry manifest:full-path="Pictures/10002F79000052220000741E0FD23ADFEBE1A948.svg" manifest:media-type="image/svg+xml"/>
  <manifest:file-entry manifest:full-path="Pictures/10001E61000052220000741EDA0F5E82E99FFB4B.svg" manifest:media-type="image/svg+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OpenGost_Type_B_TT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Перечень_5f_элементов" style:display-name="Перечень_элементов" style:family="table">
      <style:table-properties style:width="18.5cm" fo:margin-left="2cm" table:align="left"/>
    </style:style>
    <style:style style:name="Перечень_5f_элементов.A" style:display-name="Перечень_элементов.A" style:family="table-column">
      <style:table-column-properties style:column-width="1.998cm"/>
    </style:style>
    <style:style style:name="Перечень_5f_элементов.B" style:display-name="Перечень_элементов.B" style:family="table-column">
      <style:table-column-properties style:column-width="11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" style:display-name="Перечень_элементов.C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" style:display-name="Перечень_элементов.D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" style:display-name="Перечень_элементов.A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3" style:display-name="Перечень_элементов.C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" style:display-name="Перечень_элементов.D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4" style:display-name="Перечень_элементов.A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4" style:display-name="Перечень_элементов.C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" style:display-name="Перечень_элементов.D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" style:display-name="Перечень_элементов.A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D5" style:display-name="Перечень_элементов.D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6" style:display-name="Перечень_элементов.A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6" style:display-name="Перечень_элементов.B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6" style:display-name="Перечень_элементов.C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" style:display-name="Перечень_элементов.D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7" style:display-name="Перечень_элементов.A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7" style:display-name="Перечень_элементов.C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" style:display-name="Перечень_элементов.D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8" style:display-name="Перечень_элементов.A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8" style:display-name="Перечень_элементов.C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" style:display-name="Перечень_элементов.D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" style:display-name="Перечень_элементов.D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0" style:display-name="Перечень_элементов.D1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1" style:display-name="Перечень_элементов.D1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2" style:display-name="Перечень_элементов.D1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3" style:display-name="Перечень_элементов.D1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4" style:display-name="Перечень_элементов.D1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5" style:display-name="Перечень_элементов.A1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15" style:display-name="Перечень_элементов.B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15" style:display-name="Перечень_элементов.C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5" style:display-name="Перечень_элементов.D1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6" style:display-name="Перечень_элементов.A1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16" style:display-name="Перечень_элементов.C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6" style:display-name="Перечень_элементов.D1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17" style:display-name="Перечень_элементов.A1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17" style:display-name="Перечень_элементов.C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7" style:display-name="Перечень_элементов.D1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8" style:display-name="Перечень_элементов.D1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19" style:display-name="Перечень_элементов.D1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0" style:display-name="Перечень_элементов.D2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1" style:display-name="Перечень_элементов.D2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2" style:display-name="Перечень_элементов.A2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2" style:display-name="Перечень_элементов.B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2" style:display-name="Перечень_элементов.C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2" style:display-name="Перечень_элементов.D2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3" style:display-name="Перечень_элементов.A2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23" style:display-name="Перечень_элементов.C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3" style:display-name="Перечень_элементов.D2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4" style:display-name="Перечень_элементов.A2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24" style:display-name="Перечень_элементов.C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4" style:display-name="Перечень_элементов.D2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5" style:display-name="Перечень_элементов.D2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6" style:display-name="Перечень_элементов.A2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6" style:display-name="Перечень_элементов.B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6" style:display-name="Перечень_элементов.C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6" style:display-name="Перечень_элементов.D2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7" style:display-name="Перечень_элементов.A2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7" style:display-name="Перечень_элементов.B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7" style:display-name="Перечень_элементов.C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7" style:display-name="Перечень_элементов.D2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8" style:display-name="Перечень_элементов.A2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8" style:display-name="Перечень_элементов.B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8" style:display-name="Перечень_элементов.C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8" style:display-name="Перечень_элементов.D2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29" style:display-name="Перечень_элементов.A2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9" style:display-name="Перечень_элементов.B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29" style:display-name="Перечень_элементов.C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29" style:display-name="Перечень_элементов.D2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30" style:display-name="Перечень_элементов.30" style:family="table-row">
      <style:table-row-properties style:row-height="0.801cm"/>
    </style:style>
    <style:style style:name="Перечень_5f_элементов.A30" style:display-name="Перечень_элементов.A3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0" style:display-name="Перечень_элементов.B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0" style:display-name="Перечень_элементов.C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0" style:display-name="Перечень_элементов.D3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1" style:display-name="Перечень_элементов.A3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31" style:display-name="Перечень_элементов.C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1" style:display-name="Перечень_элементов.D3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2" style:display-name="Перечень_элементов.A3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32" style:display-name="Перечень_элементов.C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2" style:display-name="Перечень_элементов.D3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3" style:display-name="Перечень_элементов.D3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4" style:display-name="Перечень_элементов.A3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4" style:display-name="Перечень_элементов.B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4" style:display-name="Перечень_элементов.C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4" style:display-name="Перечень_элементов.D3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5" style:display-name="Перечень_элементов.A35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35" style:display-name="Перечень_элементов.C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5" style:display-name="Перечень_элементов.D3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36" style:display-name="Перечень_элементов.A3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36" style:display-name="Перечень_элементов.B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36" style:display-name="Перечень_элементов.C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6" style:display-name="Перечень_элементов.D3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7" style:display-name="Перечень_элементов.D3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8" style:display-name="Перечень_элементов.D3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39" style:display-name="Перечень_элементов.D3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0" style:display-name="Перечень_элементов.D4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1" style:display-name="Перечень_элементов.D4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2" style:display-name="Перечень_элементов.D4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3" style:display-name="Перечень_элементов.D4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4" style:display-name="Перечень_элементов.D4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5" style:display-name="Перечень_элементов.D4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6" style:display-name="Перечень_элементов.D4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7" style:display-name="Перечень_элементов.D4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8" style:display-name="Перечень_элементов.D4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49" style:display-name="Перечень_элементов.D4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0" style:display-name="Перечень_элементов.D5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1" style:display-name="Перечень_элементов.D5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2" style:display-name="Перечень_элементов.A5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2" style:display-name="Перечень_элементов.B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2" style:display-name="Перечень_элементов.C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2" style:display-name="Перечень_элементов.D5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3" style:display-name="Перечень_элементов.A5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53" style:display-name="Перечень_элементов.C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3" style:display-name="Перечень_элементов.D5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4" style:display-name="Перечень_элементов.A5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4" style:display-name="Перечень_элементов.B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4" style:display-name="Перечень_элементов.C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4" style:display-name="Перечень_элементов.D5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5" style:display-name="Перечень_элементов.D5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6" style:display-name="Перечень_элементов.A56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6" style:display-name="Перечень_элементов.B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6" style:display-name="Перечень_элементов.C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6" style:display-name="Перечень_элементов.D5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7" style:display-name="Перечень_элементов.A57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57" style:display-name="Перечень_элементов.C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7" style:display-name="Перечень_элементов.D5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58" style:display-name="Перечень_элементов.A58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58" style:display-name="Перечень_элементов.B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58" style:display-name="Перечень_элементов.C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8" style:display-name="Перечень_элементов.D5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59" style:display-name="Перечень_элементов.D5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0" style:display-name="Перечень_элементов.D6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61" style:display-name="Перечень_элементов.61" style:family="table-row">
      <style:table-row-properties style:row-height="0.834cm"/>
    </style:style>
    <style:style style:name="Перечень_5f_элементов.A61" style:display-name="Перечень_элементов.A61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61" style:display-name="Перечень_элементов.B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61" style:display-name="Перечень_элементов.C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1" style:display-name="Перечень_элементов.D6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62" style:display-name="Перечень_элементов.A6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62" style:display-name="Перечень_элементов.C6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2" style:display-name="Перечень_элементов.D6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63" style:display-name="Перечень_элементов.A63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63" style:display-name="Перечень_элементов.C6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3" style:display-name="Перечень_элементов.D6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64" style:display-name="Перечень_элементов.A64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64" style:display-name="Перечень_элементов.B6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64" style:display-name="Перечень_элементов.C6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4" style:display-name="Перечень_элементов.D6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5" style:display-name="Перечень_элементов.D6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6" style:display-name="Перечень_элементов.D6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7" style:display-name="Перечень_элементов.D6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8" style:display-name="Перечень_элементов.D6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69" style:display-name="Перечень_элементов.A69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C69" style:display-name="Перечень_элементов.C6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69" style:display-name="Перечень_элементов.D6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A70" style:display-name="Перечень_элементов.A70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70" style:display-name="Перечень_элементов.B7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C70" style:display-name="Перечень_элементов.C7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0" style:display-name="Перечень_элементов.D7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1" style:display-name="Перечень_элементов.D7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2" style:display-name="Перечень_элементов.D7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3" style:display-name="Перечень_элементов.D7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4" style:display-name="Перечень_элементов.D7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5" style:display-name="Перечень_элементов.D7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6" style:display-name="Перечень_элементов.D7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7" style:display-name="Перечень_элементов.D7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8" style:display-name="Перечень_элементов.D7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79" style:display-name="Перечень_элементов.D7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0" style:display-name="Перечень_элементов.D8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1" style:display-name="Перечень_элементов.D8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2" style:display-name="Перечень_элементов.D8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3" style:display-name="Перечень_элементов.D8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4" style:display-name="Перечень_элементов.D84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5" style:display-name="Перечень_элементов.D85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6" style:display-name="Перечень_элементов.D86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7" style:display-name="Перечень_элементов.D87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8" style:display-name="Перечень_элементов.D88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89" style:display-name="Перечень_элементов.D89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0" style:display-name="Перечень_элементов.D90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1" style:display-name="Перечень_элементов.D91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2" style:display-name="Перечень_элементов.D9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D93" style:display-name="Перечень_элементов.D93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P1" style:family="paragraph" style:parent-style-name="Заголовок_20_графы_20_форматной_20_рамки">
      <style:text-properties style:text-scale="90%"/>
    </style:style>
    <style:style style:name="P2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3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4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5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6" style:family="paragraph" style:parent-style-name="Заголовок_20_графы_20_таблицы">
      <style:paragraph-properties fo:line-height="80%"/>
    </style:style>
    <style:style style:name="P7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8" style:family="paragraph" style:parent-style-name="Значение_20_графы_20_форматной_20_рамки_20__28_повёрнуто_29_">
      <style:text-properties fo:font-size="16pt" style:text-scale="100%"/>
    </style:style>
    <style:style style:name="P9" style:family="paragraph" style:parent-style-name="Кол.">
      <style:text-properties style:text-scale="100%"/>
    </style:style>
    <style:style style:name="P10" style:family="paragraph" style:parent-style-name="Наименование">
      <style:text-properties style:text-scale="100%"/>
    </style:style>
    <style:style style:name="P11" style:family="paragraph" style:parent-style-name="Наименование_20__28_заголовок_29_">
      <style:text-properties style:text-scale="100%"/>
    </style:style>
    <style:style style:name="P12" style:family="paragraph" style:parent-style-name="Поз._20_обозначение">
      <style:text-properties style:text-scale="100%"/>
    </style:style>
    <style:style style:name="P13" style:family="paragraph" style:parent-style-name="Пустой" style:master-page-name="Первый_20_лист_20_1">
      <style:paragraph-properties style:page-number="auto"/>
    </style:style>
    <style:style style:name="T1" style:family="text">
      <style:text-properties style:text-scale="100%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6"><text:span text:style-name="T1">Поз.<text:line-break/>обозна-<text:line-break/>чение</text:span></text:p>
            </table:table-cell>
            <table:table-cell table:style-name="Перечень_5f_элементов.B1" office:value-type="string">
              <text:p text:style-name="Заголовок_20_графы_20_таблицы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/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4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>Кварцевые резонаторы</text:p>
          </table:table-cell>
          <table:table-cell table:style-name="Перечень_5f_элементов.C4" office:value-type="string">
            <text:p text:style-name="Кол."/>
          </table:table-cell>
          <table:table-cell table:style-name="Перечень_5f_элементов.D4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4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/>
          </table:table-cell>
          <table:table-cell table:style-name="Перечень_5f_элементов.C4" office:value-type="string">
            <text:p text:style-name="Кол."/>
          </table:table-cell>
          <table:table-cell table:style-name="Перечень_5f_элементов.D4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BQ1</text:p>
          </table:table-cell>
          <table:table-cell table:style-name="Перечень_5f_элементов.B2" office:value-type="string">
            <text:p text:style-name="P10">32.768 kHz 03215C2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64" office:value-type="string">
            <text:p text:style-name="Наименование"/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8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>Конденсаторы</text:p>
          </table:table-cell>
          <table:table-cell table:style-name="Перечень_5f_элементов.C8" office:value-type="string">
            <text:p text:style-name="Кол."/>
          </table:table-cell>
          <table:table-cell table:style-name="Перечень_5f_элементов.D8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8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/>
          </table:table-cell>
          <table:table-cell table:style-name="Перечень_5f_элементов.C8" office:value-type="string">
            <text:p text:style-name="Кол."/>
          </table:table-cell>
          <table:table-cell table:style-name="Перечень_5f_элементов.D8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C1</text:p>
          </table:table-cell>
          <table:table-cell table:style-name="Перечень_5f_элементов.B2" office:value-type="string">
            <text:p text:style-name="P10">0.1 мкФ-NP0-50В ±5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C2</text:p>
          </table:table-cell>
          <table:table-cell table:style-name="Перечень_5f_элементов.B2" office:value-type="string">
            <text:p text:style-name="P10">1 мкФ-NP0-16В ±5% 0805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C3</text:p>
          </table:table-cell>
          <table:table-cell table:style-name="Перечень_5f_элементов.B2" office:value-type="string">
            <text:p text:style-name="P10">10 мкФ-NP0-16В ±5% 0805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C4, C5</text:p>
          </table:table-cell>
          <table:table-cell table:style-name="Перечень_5f_элементов.B2" office:value-type="string">
            <text:p text:style-name="P10">0.1 мкФ-NP0-50В ±5% 0603</text:p>
          </table:table-cell>
          <table:table-cell table:style-name="Перечень_5f_элементов.B2" office:value-type="string">
            <text:p text:style-name="P9">2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C6</text:p>
          </table:table-cell>
          <table:table-cell table:style-name="Перечень_5f_элементов.B2" office:value-type="string">
            <text:p text:style-name="P10">2200 пФ-NP0-50В ±5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C7, C8</text:p>
          </table:table-cell>
          <table:table-cell table:style-name="Перечень_5f_элементов.B2" office:value-type="string">
            <text:p text:style-name="P10">10 мкФ-NP0-16В ±5% 0805</text:p>
          </table:table-cell>
          <table:table-cell table:style-name="Перечень_5f_элементов.B2" office:value-type="string">
            <text:p text:style-name="P9">2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64" office:value-type="string">
            <text:p text:style-name="Наименование"/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17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>Микросхемы</text:p>
          </table:table-cell>
          <table:table-cell table:style-name="Перечень_5f_элементов.C17" office:value-type="string">
            <text:p text:style-name="Кол."/>
          </table:table-cell>
          <table:table-cell table:style-name="Перечень_5f_элементов.D17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17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/>
          </table:table-cell>
          <table:table-cell table:style-name="Перечень_5f_элементов.C17" office:value-type="string">
            <text:p text:style-name="Кол."/>
          </table:table-cell>
          <table:table-cell table:style-name="Перечень_5f_элементов.D17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DA1</text:p>
          </table:table-cell>
          <table:table-cell table:style-name="Перечень_5f_элементов.B2" office:value-type="string">
            <text:p text:style-name="P10">BQ29737 WSON-6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DA2</text:p>
          </table:table-cell>
          <table:table-cell table:style-name="Перечень_5f_элементов.B2" office:value-type="string">
            <text:p text:style-name="P10">BQ21040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DA3</text:p>
          </table:table-cell>
          <table:table-cell table:style-name="Перечень_5f_элементов.B2" office:value-type="string">
            <text:p text:style-name="P10">TPS63031 WSON-10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DD1</text:p>
          </table:table-cell>
          <table:table-cell table:style-name="Перечень_5f_элементов.B2" office:value-type="string">
            <text:p text:style-name="P10">MSP430F2112IPW TSSOP-28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2" office:value-type="string">
            <text:p text:style-name="Поз._20_обозначение"/>
          </table:table-cell>
          <table:table-cell table:style-name="Перечень_5f_элементов.B22" office:value-type="string">
            <text:p text:style-name="Наименование"/>
          </table:table-cell>
          <table:table-cell table:style-name="Перечень_5f_элементов.C22" office:value-type="string">
            <text:p text:style-name="Кол."/>
          </table:table-cell>
          <table:table-cell table:style-name="Перечень_5f_элементов.D2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4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>Диоды</text:p>
          </table:table-cell>
          <table:table-cell table:style-name="Перечень_5f_элементов.C24" office:value-type="string">
            <text:p text:style-name="Кол."/>
          </table:table-cell>
          <table:table-cell table:style-name="Перечень_5f_элементов.D24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4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/>
          </table:table-cell>
          <table:table-cell table:style-name="Перечень_5f_элементов.C24" office:value-type="string">
            <text:p text:style-name="Кол."/>
          </table:table-cell>
          <table:table-cell table:style-name="Перечень_5f_элементов.D24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5" office:value-type="string">
            <text:p text:style-name="P12">HL1</text:p>
          </table:table-cell>
          <table:table-cell table:style-name="Перечень_5f_элементов.B2" office:value-type="string">
            <text:p text:style-name="P10">HL_LED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64" office:value-type="string">
            <text:p text:style-name="Наименование"/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64" office:value-type="string">
            <text:p text:style-name="Наименование"/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64" office:value-type="string">
            <text:p text:style-name="Наименование"/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64" office:value-type="string">
            <text:p text:style-name="Наименование"/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64" office:value-type="string">
            <text:p text:style-name="Наименование"/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>Катушки индуктивности</text:p>
          </table:table-cell>
          <table:table-cell table:style-name="Перечень_5f_элементов.C32" office:value-type="string">
            <text:p text:style-name="Кол."/>
          </table:table-cell>
          <table:table-cell table:style-name="Перечень_5f_элементов.D3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32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/>
          </table:table-cell>
          <table:table-cell table:style-name="Перечень_5f_элементов.C32" office:value-type="string">
            <text:p text:style-name="Кол."/>
          </table:table-cell>
          <table:table-cell table:style-name="Перечень_5f_элементов.D3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L1</text:p>
          </table:table-cell>
          <table:table-cell table:style-name="Перечень_5f_элементов.B2" office:value-type="string">
            <text:p text:style-name="P10">VLS252010CX-1R5M-1 1,5 мкГн 2010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64" office:value-type="string">
            <text:p text:style-name="Наименование"/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>Резисторы</text:p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64" office:value-type="string">
            <text:p text:style-name="Наименование"/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1</text:p>
          </table:table-cell>
          <table:table-cell table:style-name="Перечень_5f_элементов.B2" office:value-type="string">
            <text:p text:style-name="P10">330 Ом ±5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2</text:p>
          </table:table-cell>
          <table:table-cell table:style-name="Перечень_5f_элементов.B2" office:value-type="string">
            <text:p text:style-name="P10">1,0 кОм <text:s/>±1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3</text:p>
          </table:table-cell>
          <table:table-cell table:style-name="Перечень_5f_элементов.B2" office:value-type="string">
            <text:p text:style-name="P10">2,2 кОм <text:s/>±5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4, R5</text:p>
          </table:table-cell>
          <table:table-cell table:style-name="Перечень_5f_элементов.B2" office:value-type="string">
            <text:p text:style-name="P10">10 кОм <text:s/>±5% 0603</text:p>
          </table:table-cell>
          <table:table-cell table:style-name="Перечень_5f_элементов.B2" office:value-type="string">
            <text:p text:style-name="P9">2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6</text:p>
          </table:table-cell>
          <table:table-cell table:style-name="Перечень_5f_элементов.B2" office:value-type="string">
            <text:p text:style-name="P10">1,5 кОм <text:s/>±5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7</text:p>
          </table:table-cell>
          <table:table-cell table:style-name="Перечень_5f_элементов.B2" office:value-type="string">
            <text:p text:style-name="P10">10 кОм <text:s/>±5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8</text:p>
          </table:table-cell>
          <table:table-cell table:style-name="Перечень_5f_элементов.B2" office:value-type="string">
            <text:p text:style-name="P10">100 кОм <text:s/>±5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9</text:p>
          </table:table-cell>
          <table:table-cell table:style-name="Перечень_5f_элементов.B2" office:value-type="string">
            <text:p text:style-name="P10">100 Ом <text:s/>±5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10, R11</text:p>
          </table:table-cell>
          <table:table-cell table:style-name="Перечень_5f_элементов.B2" office:value-type="string">
            <text:p text:style-name="P10">510 Ом <text:s/>±5% 0603</text:p>
          </table:table-cell>
          <table:table-cell table:style-name="Перечень_5f_элементов.B2" office:value-type="string">
            <text:p text:style-name="P9">2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12</text:p>
          </table:table-cell>
          <table:table-cell table:style-name="Перечень_5f_элементов.B2" office:value-type="string">
            <text:p text:style-name="P10">47 кОм <text:s/>±5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13, R14</text:p>
          </table:table-cell>
          <table:table-cell table:style-name="Перечень_5f_элементов.B2" office:value-type="string">
            <text:p text:style-name="P10">510 Ом <text:s/>±5% 0603</text:p>
          </table:table-cell>
          <table:table-cell table:style-name="Перечень_5f_элементов.B2" office:value-type="string">
            <text:p text:style-name="P9">2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15</text:p>
          </table:table-cell>
          <table:table-cell table:style-name="Перечень_5f_элементов.B2" office:value-type="string">
            <text:p text:style-name="P10">10 кОм <text:s/>±5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16</text:p>
          </table:table-cell>
          <table:table-cell table:style-name="Перечень_5f_элементов.B2" office:value-type="string">
            <text:p text:style-name="P10">510 Ом <text:s/>±5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17</text:p>
          </table:table-cell>
          <table:table-cell table:style-name="Перечень_5f_элементов.B2" office:value-type="string">
            <text:p text:style-name="P10">10 кОм <text:s/>±5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R18</text:p>
          </table:table-cell>
          <table:table-cell table:style-name="Перечень_5f_элементов.B2" office:value-type="string">
            <text:p text:style-name="P10">510 Ом <text:s/>±5% 0603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64" office:value-type="string">
            <text:p text:style-name="Наименование"/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>Кнопки</text:p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64" office:value-type="string">
            <text:p text:style-name="Наименование"/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SA1, SA2</text:p>
          </table:table-cell>
          <table:table-cell table:style-name="Перечень_5f_элементов.B2" office:value-type="string">
            <text:p text:style-name="P10">PTS645VM58-2 LFS</text:p>
          </table:table-cell>
          <table:table-cell table:style-name="Перечень_5f_элементов.B2" office:value-type="string">
            <text:p text:style-name="P9">2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64" office:value-type="string">
            <text:p text:style-name="Наименование"/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>Транзисторы</text:p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64" office:value-type="string">
            <text:p text:style-name="Наименование"/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VT1</text:p>
          </table:table-cell>
          <table:table-cell table:style-name="Перечень_5f_элементов.B2" office:value-type="string">
            <text:p text:style-name="P10">Si2307BDS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VT2</text:p>
          </table:table-cell>
          <table:table-cell table:style-name="Перечень_5f_элементов.B2" office:value-type="string">
            <text:p text:style-name="P10">BUK9K5R1-30E LFPAK56D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64" office:value-type="string">
            <text:p text:style-name="Наименование"/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ext:soft-page-break/>
        <table:table-row table:style-name="Перечень_5f_элементов.30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/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>Разъёмы</text:p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64" office:value-type="string">
            <text:p text:style-name="Поз._20_обозначение"/>
          </table:table-cell>
          <table:table-cell table:style-name="Перечень_5f_элементов.B64" office:value-type="string">
            <text:p text:style-name="Наименование"/>
          </table:table-cell>
          <table:table-cell table:style-name="Перечень_5f_элементов.C64" office:value-type="string">
            <text:p text:style-name="Кол."/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XS1</text:p>
          </table:table-cell>
          <table:table-cell table:style-name="Перечень_5f_элементов.B2" office:value-type="string">
            <text:p text:style-name="P10">PBD-8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XS2, XS3</text:p>
          </table:table-cell>
          <table:table-cell table:style-name="Перечень_5f_элементов.B2" office:value-type="string">
            <text:p text:style-name="P10">PBS-4</text:p>
          </table:table-cell>
          <table:table-cell table:style-name="Перечень_5f_элементов.B2" office:value-type="string">
            <text:p text:style-name="P9">2</text:p>
          </table:table-cell>
          <table:table-cell table:style-name="Перечень_5f_элементов.D6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XS4</text:p>
          </table:table-cell>
          <table:table-cell table:style-name="Перечень_5f_элементов.B2" office:value-type="string">
            <text:p text:style-name="P10">5.5x2.1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70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70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69" office:value-type="string">
            <text:p text:style-name="Поз._20_обозначение"/>
          </table:table-cell>
          <table:table-cell table:style-name="Перечень_5f_элементов.B2" office:value-type="string">
            <text:p text:style-name="P11">Прочее</text:p>
          </table:table-cell>
          <table:table-cell table:style-name="Перечень_5f_элементов.C69" office:value-type="string">
            <text:p text:style-name="Кол."/>
          </table:table-cell>
          <table:table-cell table:style-name="Перечень_5f_элементов.D70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70" office:value-type="string">
            <text:p text:style-name="Поз._20_обозначение"/>
          </table:table-cell>
          <table:table-cell table:style-name="Перечень_5f_элементов.B70" office:value-type="string">
            <text:p text:style-name="Наименование"/>
          </table:table-cell>
          <table:table-cell table:style-name="Перечень_5f_элементов.C70" office:value-type="string">
            <text:p text:style-name="Кол."/>
          </table:table-cell>
          <table:table-cell table:style-name="Перечень_5f_элементов.D70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>GB1</text:p>
          </table:table-cell>
          <table:table-cell table:style-name="Перечень_5f_элементов.B2" office:value-type="string">
            <text:p text:style-name="P10">Battery_Cell</text:p>
          </table:table-cell>
          <table:table-cell table:style-name="Перечень_5f_элементов.B2" office:value-type="string">
            <text:p text:style-name="P9">1</text:p>
          </table:table-cell>
          <table:table-cell table:style-name="Перечень_5f_элементов.D8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8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8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8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8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8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8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8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8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8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8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8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8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8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8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86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9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9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9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9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92" office:value-type="string">
            <text:p text:style-name="Примечание"/>
          </table:table-cell>
        </table:table-row>
        <table:table-row table:style-name="Перечень_5f_элементов.30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92" office:value-type="string">
            <text:p text:style-name="Примечание"/>
          </table:table-cell>
        </table:table-row>
        <table:table-row table:style-name="Перечень_5f_элементов.61">
          <table:table-cell table:style-name="Перечень_5f_элементов.A5" office:value-type="string">
            <text:p text:style-name="P12"/>
          </table:table-cell>
          <table:table-cell table:style-name="Перечень_5f_элементов.B2" office:value-type="string">
            <text:p text:style-name="P10"/>
          </table:table-cell>
          <table:table-cell table:style-name="Перечень_5f_элементов.B2" office:value-type="string">
            <text:p text:style-name="P9"/>
          </table:table-cell>
          <table:table-cell table:style-name="Перечень_5f_элементов.D93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" style:family="paragraph" style:parent-style-name="Значение_20_графы_20_таблицы" style:auto-update="true">
      <style:paragraph-properties fo:text-align="start" style:justify-single-word="false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/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3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4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6" style:family="paragraph" style:parent-style-name="Заголовок_20_графы_20_форматной_20_рамки">
      <style:text-properties style:text-scale="90%"/>
    </style:style>
    <style:style style:name="MP7" style:family="paragraph" style:parent-style-name="Значение_20_графы_20_форматной_20_рамки_20__28_повёрнуто_29_">
      <style:text-properties fo:font-size="16pt" style:text-scale="100%"/>
    </style:style>
    <style:style style:name="MT1" style:family="text">
      <style:text-properties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  <style:style style:name="Mdp1" style:family="drawing-page">
      <style:drawing-page-properties draw:fill="bitmap" draw:fill-image-name="ПервыйЛист1" draw:fill-image-width="100%" draw:fill-image-height="100%" style:repeat="no-repeat" draw:fill-image-ref-point="top-left" draw:background-size="border"/>
    </style:style>
    <style:style style:name="Mdp2" style:family="drawing-page">
      <style:drawing-page-properties draw:fill="bitmap" draw:fill-image-name="ПервыйЛист2" draw:fill-image-width="100%" draw:fill-image-height="100%" style:repeat="no-repeat" draw:fill-image-ref-point="top-left" draw:background-size="border"/>
    </style:style>
    <style:style style:name="Mdp3" style:family="drawing-page">
      <style:drawing-page-properties draw:fill="bitmap" draw:fill-image-name="ПервыйЛист3" draw:fill-image-width="100%" draw:fill-image-height="100%" style:repeat="no-repeat" draw:fill-image-ref-point="top-left" draw:background-size="border"/>
    </style:style>
    <style:style style:name="Mdp4" style:family="drawing-page">
      <style:drawing-page-properties draw:fill="bitmap" draw:fill-image-name="ПервыйЛист4" draw:fill-image-width="100%" draw:fill-image-height="100%" style:repeat="no-repeat" draw:fill-image-ref-point="top-left" draw:background-size="border"/>
    </style:style>
    <style:style style:name="Mdp5" style:family="drawing-page">
      <style:drawing-page-properties draw:fill="bitmap" draw:fill-image-name="ПоследующиеЛисты" draw:fill-image-width="100%" draw:fill-image-height="100%" style:repeat="no-repeat" draw:fill-image-ref-point="top-left" draw:background-size="border"/>
    </style: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draw:style-name="Mdp1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82"><draw:text-box><text:p text:style-name="MP1"><text:span text:style-name="MT1">Плата обработки<text:line-break/>Перечень элементов</text:span></text:p></draw:text-box></draw:frame><draw:frame draw:style-name="Mfr1" draw:name="Перв.1: 2 Обозначение документа" text:anchor-type="paragraph" svg:x="8.5cm" svg:y="25.201cm" svg:width="12cm" svg:height="1.499cm" draw:z-index="5"><draw:text-box><text:p text:style-name="MP2">Блок датчика</text:p></draw:text-box></draw:frame><draw:frame draw:style-name="Mfr1" draw:name="Перв.1: 9 Наименование организации" text:anchor-type="paragraph" svg:x="15.499cm" svg:y="27.7cm" svg:width="5.001cm" svg:height="1.499cm" draw:z-index="81"><draw:text-box><text:p text:style-name="MP1"/></draw:text-box></draw:frame><draw:frame draw:style-name="Mfr2" draw:name="Перв.1: 4 Лит. (наименование)" text:anchor-type="paragraph" svg:x="15.499cm" svg:y="26.7cm" svg:width="1.499cm" svg:height="0.499cm" draw:z-index="80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79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78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11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77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76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75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74"><draw:text-box><text:p text:style-name="Значение_20_графы_20_форматной_20_рамки"><text:page-count>3</text:page-count></text:p></draw:text-box></draw:frame><draw:frame draw:style-name="Mfr2" draw:name="Перв.1: 10 Разраб. (наименование)" text:anchor-type="paragraph" svg:x="2cm" svg:y="26.7cm" svg:width="1.7cm" svg:height="0.499cm" draw:z-index="17"><draw:text-box><text:p text:style-name="MP3">Разраб.</text:p></draw:text-box></draw:frame><draw:frame draw:style-name="Mfr2" draw:name="Перв.1: 10 Пров. (наименование)" text:anchor-type="paragraph" svg:x="2cm" svg:y="27.199cm" svg:width="1.7cm" svg:height="0.499cm" draw:z-index="73"><draw:text-box><text:p text:style-name="MP3">Пров.</text:p></draw:text-box></draw:frame><draw:frame draw:style-name="Mfr1" draw:name="Перв.1: 10" text:anchor-type="paragraph" svg:x="2cm" svg:y="27.7cm" svg:width="1.7cm" svg:height="0.499cm" draw:z-index="72"><draw:text-box><text:p text:style-name="MP4"/></draw:text-box></draw:frame><draw:frame draw:style-name="Mfr2" draw:name="Перв.1: 10 Н. контр. (наименование)" text:anchor-type="paragraph" svg:x="2cm" svg:y="28.199cm" svg:width="1.7cm" svg:height="0.499cm" draw:z-index="67"><draw:text-box><text:p text:style-name="MP5">Н. контр.</text:p></draw:text-box></draw:frame><draw:frame draw:style-name="Mfr2" draw:name="Перв.1: 10 Утв. (наименование)" text:anchor-type="paragraph" svg:x="2cm" svg:y="28.7cm" svg:width="1.7cm" svg:height="0.499cm" draw:z-index="68"><draw:text-box><text:p text:style-name="MP3">Утв.</text:p></draw:text-box></draw:frame><draw:frame draw:style-name="Mfr1" draw:name="Перв.1: 11 Разраб." text:anchor-type="paragraph" svg:x="3.701cm" svg:y="26.7cm" svg:width="2.3cm" svg:height="0.499cm" draw:z-index="71"><draw:text-box><text:p text:style-name="MP4"/></draw:text-box></draw:frame><draw:frame draw:style-name="Mfr1" draw:name="Перв.1: 11 Пров." text:anchor-type="paragraph" svg:x="3.701cm" svg:y="27.199cm" svg:width="2.3cm" svg:height="0.499cm" draw:z-index="70"><draw:text-box><text:p text:style-name="MP4"/></draw:text-box></draw:frame><draw:frame draw:style-name="Mfr1" draw:name="Перв.1: 11" text:anchor-type="paragraph" svg:x="3.701cm" svg:y="27.7cm" svg:width="2.3cm" svg:height="0.499cm" draw:z-index="69"><draw:text-box><text:p text:style-name="MP4"/></draw:text-box></draw:frame><draw:frame draw:style-name="Mfr1" draw:name="Перв.1: 11 Н. контр." text:anchor-type="paragraph" svg:x="3.701cm" svg:y="28.199cm" svg:width="2.3cm" svg:height="0.499cm" draw:z-index="23"><draw:text-box><text:p text:style-name="MP4"/></draw:text-box></draw:frame><draw:frame draw:style-name="Mfr1" draw:name="Перв.1: 11 Утв." text:anchor-type="paragraph" svg:x="3.701cm" svg:y="28.7cm" svg:width="2.3cm" svg:height="0.499cm" draw:z-index="66"><draw:text-box><text:p text:style-name="MP4"/></draw:text-box></draw:frame><draw:frame draw:style-name="Mfr1" draw:name="Перв.1: 13 Разраб." text:anchor-type="paragraph" svg:x="7.5cm" svg:y="26.7cm" svg:width="1cm" svg:height="0.499cm" draw:z-index="29"><draw:text-box><text:p text:style-name="MP4"/></draw:text-box></draw:frame><draw:frame draw:style-name="Mfr1" draw:name="Перв.1: 13 Пров." text:anchor-type="paragraph" svg:x="7.5cm" svg:y="27.199cm" svg:width="1cm" svg:height="0.499cm" draw:z-index="65"><draw:text-box><text:p text:style-name="MP4"/></draw:text-box></draw:frame><draw:frame draw:style-name="Mfr1" draw:name="Перв.1: 13" text:anchor-type="paragraph" svg:x="7.5cm" svg:y="27.7cm" svg:width="1cm" svg:height="0.499cm" draw:z-index="64"><draw:text-box><text:p text:style-name="MP4"/></draw:text-box></draw:frame><draw:frame draw:style-name="Mfr1" draw:name="Перв.1: 13 Н. контр." text:anchor-type="paragraph" svg:x="7.5cm" svg:y="28.199cm" svg:width="1cm" svg:height="0.499cm" draw:z-index="63"><draw:text-box><text:p text:style-name="MP4"/></draw:text-box></draw:frame><draw:frame draw:style-name="Mfr1" draw:name="Перв.1: 13 Утв." text:anchor-type="paragraph" svg:x="7.5cm" svg:y="28.7cm" svg:width="1cm" svg:height="0.499cm" draw:z-index="62"><draw:text-box><text:p text:style-name="MP4"/></draw:text-box></draw:frame><draw:frame draw:style-name="Mfr2" draw:name="Перв.1: 14 Изм. (наименование)" text:anchor-type="paragraph" svg:x="2cm" svg:y="26.201cm" svg:width="0.7cm" svg:height="0.499cm" draw:z-index="35"><draw:text-box><text:p text:style-name="MP6">Изм.</text:p></draw:text-box></draw:frame><draw:frame draw:style-name="Mfr2" draw:name="Перв.1: 15 Лист (наименование)" text:anchor-type="paragraph" svg:x="2.701cm" svg:y="26.201cm" svg:width="1cm" svg:height="0.499cm" draw:z-index="61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60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59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56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4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53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50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47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44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38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32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26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20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14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8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2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draw:style-name="Mdp2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1"><text:span text:style-name="MT1">Плата обработки<text:line-break/>Перечень элементов</text:span>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2">Блок датчика</text:p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1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1" draw:name="Перв.2: 10" text:anchor-type="paragraph" svg:x="2cm" svg:y="27.7cm" svg:width="1.7cm" svg:height="0.499cm" draw:z-index="0"><draw:text-box><text:p text:style-name="MP4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3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4"/></draw:text-box></draw:frame><draw:frame draw:style-name="Mfr1" draw:name="Перв.2: 11 Пров." text:anchor-type="paragraph" svg:x="3.701cm" svg:y="27.199cm" svg:width="2.3cm" svg:height="0.499cm" draw:z-index="0"><draw:text-box><text:p text:style-name="MP4"/></draw:text-box></draw:frame><draw:frame draw:style-name="Mfr1" draw:name="Перв.2: 11" text:anchor-type="paragraph" svg:x="3.701cm" svg:y="27.7cm" svg:width="2.3cm" svg:height="0.499cm" draw:z-index="0"><draw:text-box><text:p text:style-name="MP4"/></draw:text-box></draw:frame><draw:frame draw:style-name="Mfr1" draw:name="Перв.2: 11 Н. контр." text:anchor-type="paragraph" svg:x="3.701cm" svg:y="28.199cm" svg:width="2.3cm" svg:height="0.499cm" draw:z-index="0"><draw:text-box><text:p text:style-name="MP4"/></draw:text-box></draw:frame><draw:frame draw:style-name="Mfr1" draw:name="Перв.2: 11 Утв." text:anchor-type="paragraph" svg:x="3.701cm" svg:y="28.7cm" svg:width="2.3cm" svg:height="0.499cm" draw:z-index="0"><draw:text-box><text:p text:style-name="MP4"/></draw:text-box></draw:frame><draw:frame draw:style-name="Mfr1" draw:name="Перв.2: 13 Разраб." text:anchor-type="paragraph" svg:x="7.5cm" svg:y="26.7cm" svg:width="1cm" svg:height="0.499cm" draw:z-index="0"><draw:text-box><text:p text:style-name="MP4"/></draw:text-box></draw:frame><draw:frame draw:style-name="Mfr1" draw:name="Перв.2: 13 Пров." text:anchor-type="paragraph" svg:x="7.5cm" svg:y="27.199cm" svg:width="1cm" svg:height="0.499cm" draw:z-index="0"><draw:text-box><text:p text:style-name="MP4"/></draw:text-box></draw:frame><draw:frame draw:style-name="Mfr1" draw:name="Перв.2: 13" text:anchor-type="paragraph" svg:x="7.5cm" svg:y="27.7cm" svg:width="1cm" svg:height="0.499cm" draw:z-index="0"><draw:text-box><text:p text:style-name="MP4"/></draw:text-box></draw:frame><draw:frame draw:style-name="Mfr1" draw:name="Перв.2: 13 Н. контр." text:anchor-type="paragraph" svg:x="7.5cm" svg:y="28.199cm" svg:width="1cm" svg:height="0.499cm" draw:z-index="0"><draw:text-box><text:p text:style-name="MP4"/></draw:text-box></draw:frame><draw:frame draw:style-name="Mfr1" draw:name="Перв.2: 13 Утв." text:anchor-type="paragraph" svg:x="7.5cm" svg:y="28.7cm" svg:width="1cm" svg:height="0.499cm" draw:z-index="0"><draw:text-box><text:p text:style-name="MP4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6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draw:style-name="Mdp3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1"><text:span text:style-name="MT1">Плата обработки<text:line-break/>Перечень элементов</text:span>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2">Блок датчика</text:p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1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1" draw:name="Перв.3: 10" text:anchor-type="paragraph" svg:x="2cm" svg:y="27.7cm" svg:width="1.7cm" svg:height="0.499cm" draw:z-index="0"><draw:text-box><text:p text:style-name="MP4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3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4"/></draw:text-box></draw:frame><draw:frame draw:style-name="Mfr1" draw:name="Перв.3: 11 Пров." text:anchor-type="paragraph" svg:x="3.701cm" svg:y="27.199cm" svg:width="2.3cm" svg:height="0.499cm" draw:z-index="0"><draw:text-box><text:p text:style-name="MP4"/></draw:text-box></draw:frame><draw:frame draw:style-name="Mfr1" draw:name="Перв.3: 11" text:anchor-type="paragraph" svg:x="3.701cm" svg:y="27.7cm" svg:width="2.3cm" svg:height="0.499cm" draw:z-index="0"><draw:text-box><text:p text:style-name="MP4"/></draw:text-box></draw:frame><draw:frame draw:style-name="Mfr1" draw:name="Перв.3: 11 Н. контр." text:anchor-type="paragraph" svg:x="3.701cm" svg:y="28.199cm" svg:width="2.3cm" svg:height="0.499cm" draw:z-index="0"><draw:text-box><text:p text:style-name="MP4"/></draw:text-box></draw:frame><draw:frame draw:style-name="Mfr1" draw:name="Перв.3: 11 Утв." text:anchor-type="paragraph" svg:x="3.701cm" svg:y="28.7cm" svg:width="2.3cm" svg:height="0.499cm" draw:z-index="0"><draw:text-box><text:p text:style-name="MP4"/></draw:text-box></draw:frame><draw:frame draw:style-name="Mfr1" draw:name="Перв.3: 13 Разраб." text:anchor-type="paragraph" svg:x="7.5cm" svg:y="26.7cm" svg:width="1cm" svg:height="0.499cm" draw:z-index="0"><draw:text-box><text:p text:style-name="MP4"/></draw:text-box></draw:frame><draw:frame draw:style-name="Mfr1" draw:name="Перв.3: 13 Пров." text:anchor-type="paragraph" svg:x="7.5cm" svg:y="27.199cm" svg:width="1cm" svg:height="0.499cm" draw:z-index="0"><draw:text-box><text:p text:style-name="MP4"/></draw:text-box></draw:frame><draw:frame draw:style-name="Mfr1" draw:name="Перв.3: 13" text:anchor-type="paragraph" svg:x="7.5cm" svg:y="27.7cm" svg:width="1cm" svg:height="0.499cm" draw:z-index="0"><draw:text-box><text:p text:style-name="MP4"/></draw:text-box></draw:frame><draw:frame draw:style-name="Mfr1" draw:name="Перв.3: 13 Н. контр." text:anchor-type="paragraph" svg:x="7.5cm" svg:y="28.199cm" svg:width="1cm" svg:height="0.499cm" draw:z-index="0"><draw:text-box><text:p text:style-name="MP4"/></draw:text-box></draw:frame><draw:frame draw:style-name="Mfr1" draw:name="Перв.3: 13 Утв." text:anchor-type="paragraph" svg:x="7.5cm" svg:y="28.7cm" svg:width="1cm" svg:height="0.499cm" draw:z-index="0"><draw:text-box><text:p text:style-name="MP4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6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draw:style-name="Mdp4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1"><text:span text:style-name="MT1">Плата обработки<text:line-break/>Перечень элементов</text:span>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2">Блок датчика</text:p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1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3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3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3">Пров.</text:p></draw:text-box></draw:frame><draw:frame draw:style-name="Mfr1" draw:name="Перв.4: 10" text:anchor-type="paragraph" svg:x="2cm" svg:y="27.7cm" svg:width="1.7cm" svg:height="0.499cm" draw:z-index="0"><draw:text-box><text:p text:style-name="MP4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5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3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4"/></draw:text-box></draw:frame><draw:frame draw:style-name="Mfr1" draw:name="Перв.4: 11 Пров." text:anchor-type="paragraph" svg:x="3.701cm" svg:y="27.199cm" svg:width="2.3cm" svg:height="0.499cm" draw:z-index="0"><draw:text-box><text:p text:style-name="MP4"/></draw:text-box></draw:frame><draw:frame draw:style-name="Mfr1" draw:name="Перв.4: 11" text:anchor-type="paragraph" svg:x="3.701cm" svg:y="27.7cm" svg:width="2.3cm" svg:height="0.499cm" draw:z-index="0"><draw:text-box><text:p text:style-name="MP4"/></draw:text-box></draw:frame><draw:frame draw:style-name="Mfr1" draw:name="Перв.4: 11 Н. контр." text:anchor-type="paragraph" svg:x="3.701cm" svg:y="28.199cm" svg:width="2.3cm" svg:height="0.499cm" draw:z-index="0"><draw:text-box><text:p text:style-name="MP4"/></draw:text-box></draw:frame><draw:frame draw:style-name="Mfr1" draw:name="Перв.4: 11 Утв." text:anchor-type="paragraph" svg:x="3.701cm" svg:y="28.7cm" svg:width="2.3cm" svg:height="0.499cm" draw:z-index="0"><draw:text-box><text:p text:style-name="MP4"/></draw:text-box></draw:frame><draw:frame draw:style-name="Mfr1" draw:name="Перв.4: 13 Разраб." text:anchor-type="paragraph" svg:x="7.5cm" svg:y="26.7cm" svg:width="1cm" svg:height="0.499cm" draw:z-index="0"><draw:text-box><text:p text:style-name="MP4"/></draw:text-box></draw:frame><draw:frame draw:style-name="Mfr1" draw:name="Перв.4: 13 Пров." text:anchor-type="paragraph" svg:x="7.5cm" svg:y="27.199cm" svg:width="1cm" svg:height="0.499cm" draw:z-index="0"><draw:text-box><text:p text:style-name="MP4"/></draw:text-box></draw:frame><draw:frame draw:style-name="Mfr1" draw:name="Перв.4: 13" text:anchor-type="paragraph" svg:x="7.5cm" svg:y="27.7cm" svg:width="1cm" svg:height="0.499cm" draw:z-index="0"><draw:text-box><text:p text:style-name="MP4"/></draw:text-box></draw:frame><draw:frame draw:style-name="Mfr1" draw:name="Перв.4: 13 Н. контр." text:anchor-type="paragraph" svg:x="7.5cm" svg:y="28.199cm" svg:width="1cm" svg:height="0.499cm" draw:z-index="0"><draw:text-box><text:p text:style-name="MP4"/></draw:text-box></draw:frame><draw:frame draw:style-name="Mfr1" draw:name="Перв.4: 13 Утв." text:anchor-type="paragraph" svg:x="7.5cm" svg:y="28.7cm" svg:width="1cm" svg:height="0.499cm" draw:z-index="0"><draw:text-box><text:p text:style-name="MP4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6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 draw:style-name="Mdp5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58"><draw:text-box><text:p text:style-name="MP2">Блок датчика</text:p></draw:text-box></draw:frame><draw:frame draw:style-name="Mfr2" draw:name="Прочие: 7 Лист (наименование)" text:anchor-type="paragraph" svg:x="19.5cm" svg:y="27.7cm" svg:width="1cm" svg:height="0.7cm" draw:z-index="55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52"><draw:text-box><text:p text:style-name="Значение_20_графы_20_форматной_20_рамки"><text:page-number text:select-page="current">3</text:page-number></text:p></draw:text-box></draw:frame><draw:frame draw:style-name="Mfr2" draw:name="Прочие: 14 Изм. (наименование)" text:anchor-type="paragraph" svg:x="2cm" svg:y="28.7cm" svg:width="0.7cm" svg:height="0.499cm" draw:z-index="49"><draw:text-box><text:p text:style-name="MP6">Изм.</text:p></draw:text-box></draw:frame><draw:frame draw:style-name="Mfr2" draw:name="Прочие: 15 Лист (наименование)" text:anchor-type="paragraph" svg:x="2.701cm" svg:y="28.7cm" svg:width="1cm" svg:height="0.499cm" draw:z-index="46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43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40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37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34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31"><draw:text-box><text:p text:style-name="MP7"/></draw:text-box></draw:frame><draw:frame draw:style-name="Mfr2" draw:name="Прочие: 20 Подп. и дата (наименование)" text:anchor-type="paragraph" svg:x="0.801cm" svg:y="23.2cm" svg:width="0.499cm" svg:height="3.5cm" draw:z-index="28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25"><draw:text-box><text:p text:style-name="MP7"/></draw:text-box></draw:frame><draw:frame draw:style-name="Mfr2" draw:name="Прочие: 21 Взам. инв. № (наименование)" text:anchor-type="paragraph" svg:x="0.801cm" svg:y="20.699cm" svg:width="0.499cm" svg:height="2.499cm" draw:z-index="22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19"><draw:text-box><text:p text:style-name="MP7"/></draw:text-box></draw:frame><draw:frame draw:style-name="Mfr2" draw:name="Прочие: 22 Инв. № дубл. (наименование)" text:anchor-type="paragraph" svg:x="0.801cm" svg:y="18.2cm" svg:width="0.499cm" svg:height="2.499cm" draw:z-index="16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13"><draw:text-box><text:p text:style-name="MP7"/></draw:text-box></draw:frame><draw:frame draw:style-name="Mfr2" draw:name="Прочие: 23 Подп. и дата (наименование)" text:anchor-type="paragraph" svg:x="0.801cm" svg:y="14.7cm" svg:width="0.499cm" svg:height="3.5cm" draw:z-index="10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7"><draw:text-box><text:p text:style-name="MP7"/></draw:text-box></draw:frame><draw:frame draw:style-name="Mfr2" draw:name="Прочие: 31 Копировал (наименование)" text:anchor-type="paragraph" svg:x="9.5cm" svg:y="29.199cm" svg:height="0.499cm" draw:z-index="4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1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4:06:44.205000000</meta:creation-date>
    <meta:editing-duration>PT11M8S</meta:editing-duration>
    <meta:editing-cycles>2</meta:editing-cycles>
    <meta:generator>LibreOffice/7.1.0.3$Windows_X86_64 LibreOffice_project/f6099ecf3d29644b5008cc8f48f42f4a40986e4c</meta:generator>
    <dc:date>2021-11-09T14:17:34.613000000</dc:date>
    <meta:document-statistic meta:table-count="1" meta:image-count="0" meta:object-count="0" meta:page-count="3" meta:paragraph-count="227" meta:word-count="396" meta:character-count="1801" meta:non-whitespace-character-count="1618"/>
  </office:meta>
</office:document-meta>
</file>